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6e9612c" officeooo:paragraph-rsid="06e9612c"/>
    </style:style>
    <style:style style:name="P6" style:family="paragraph" style:parent-style-name="Standard">
      <style:paragraph-properties fo:text-align="start" style:justify-single-word="false"/>
      <style:text-properties officeooo:rsid="06e963bb" officeooo:paragraph-rsid="06e963bb"/>
    </style:style>
    <style:style style:name="P7" style:family="paragraph" style:parent-style-name="Standard">
      <style:paragraph-properties fo:text-align="start" style:justify-single-word="false"/>
      <style:text-properties officeooo:rsid="06ea7a44" officeooo:paragraph-rsid="06ea7a44"/>
    </style:style>
    <style:style style:name="P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officeooo:rsid="06ea7a44" officeooo:paragraph-rsid="06ef5fa0"/>
    </style:style>
    <style:style style:name="P14" style:family="paragraph" style:parent-style-name="Standard">
      <style:paragraph-properties fo:text-align="start" style:justify-single-word="false"/>
      <style:text-properties officeooo:rsid="06ef5fa0" officeooo:paragraph-rsid="06ef5fa0"/>
    </style:style>
    <style:style style:name="P15" style:family="paragraph" style:parent-style-name="Standard">
      <style:paragraph-properties fo:text-align="start" style:justify-single-word="false"/>
      <style:text-properties officeooo:rsid="06ef94cb" officeooo:paragraph-rsid="06ef94cb"/>
    </style:style>
    <style:style style:name="P16"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17"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18"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19"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20"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21"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22"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23"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24"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25" style:family="paragraph" style:parent-style-name="Standard">
      <style:paragraph-properties fo:text-align="start" style:justify-single-word="false" fo:break-before="page"/>
      <style:text-properties style:text-position="0% 100%" fo:font-style="normal" officeooo:rsid="070dcad7" officeooo:paragraph-rsid="070dcad7" style:font-style-asian="normal" style:font-style-complex="normal"/>
    </style:style>
    <style:style style:name="P26"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27"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28"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29"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4" style:family="text">
      <style:text-properties fo:color="#ffffff" loext:opacity="100%" style:text-position="0% 100%" style:font-name="PT Mono" fo:font-size="8pt" style:text-underline-style="none" fo:font-weight="normal" fo:background-color="transparent" loext:char-shading-value="0" style:font-size-asian="8pt" style:font-weight-asian="normal" style:font-size-complex="8pt" style:font-weight-complex="normal"/>
    </style:style>
    <style:style style:name="T15"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6"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3"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4"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8"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39"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40"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41"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42"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43"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44"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45"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46"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47"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48"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49"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50"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52"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53"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54"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55"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65"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66"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67"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68" style:family="text">
      <style:text-properties officeooo:rsid="0706f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5">R</text:span><text:span text:style-name="T4">oss </text:span><text:span text:style-name="T11">lay</text:span><text:span text:style-name="T3"> on the couch, drank cold coffee, looked at </text:span><text:span text:style-name="T4">his</text:span><text:span text:style-name="T3"> phone.</text:span><text:span text:style-name="T17">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8">vii.iv</text:p>
      <text:p text:style-name="P5"><text:span text:style-name="T1"/></text:p>
      <text:p text:style-name="P5"><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9"><text:s text:c="4"/>They parked, walked for a while, found Liz &amp; friends, ate, swam, walked back to the car, started up the mountain, pulled <text:span text:style-name="T68">to</text:span> the side of the road, picked berries, continued on, stopped at a BBQ joint, ate <text:span text:style-name="T68">a bit</text:span>, took some to go, drove to Downing. Hannah napped and Ross emailed Morgan’s Comics about a job opening.</text:p>
      <text:p text:style-name="P9"><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9"><text:s text:c="3"/>Hannah and Ross went back next door, cuddled in the middle room, went to sleep.</text:p>
      <text:p text:style-name="P10">vii.v</text:p>
      <text:p text:style-name="P6"><text:span text:style-name="T1"/></text:p>
      <text:p text:style-name="P9">Ross woke from intense dreams about a freakishly powerful/mysterious teacher at a boarding school, made coffees while Hannah <text:span text:style-name="T68">cooked</text:span> pancakes. He slowly packed up the last of his drums, sat on the couch looking at his phone until Hannah asked, “Are you stuck?”</text:p>
      <text:p text:style-name="P9"><text:s text:c="3"/>“I’m playing Wordle…”</text:p>
      <text:p text:style-name="P6"><text:span text:style-name="T1"><text:s text:c="3"/>He was indeed stuck. He went into the kitchen, asked if she needed help with anything. She said it would be better if he left, as he is the one who knows about time, and she ha</text:span><text:span text:style-name="T11">s</text:span><text:span text:style-name="T1"> a lot to do, and his presence is too calming. He scarfed two pancakes, drove up to Meyers, heard from </text:span><text:span text:style-name="T11">Stephen</text:span><text:span text:style-name="T1"> about how many trash bags of dead flies he had gathered in the basement, sat at the computer, wrote in his journal.</text:span><text:span text:style-name="T16">1121</text:span><text:span text:style-name="T1"> </text:span></text:p>
      <text:p text:style-name="P5"><text:span text:style-name="T1"><text:s text:c="3"/></text:span><text:span text:style-name="T6">Ross took a shower/shaved, </text:span><text:span text:style-name="T11">lay</text:span><text:span text:style-name="T6"> in bed a while, got dressed, drove to Downing, put monitors, mic stand, guitar, Fishman into the Camry, drove to </text:span><text:span text:style-name="T7">the Brew Pump. Ross got </text:span><text:span text:style-name="T11">g</text:span><text:span text:style-name="T7">as/hope waters while Hannah went across the street for rosemary chicken salad. </text:span><text:span text:style-name="T11">She</text:span><text:span text:style-name="T6"> was feeling anxious. They got coffee </text:span><text:span text:style-name="T7">in Sylva</text:span><text:span text:style-name="T6">, continued to exit 74, realized they actually wanted 64, parked next to Kevin, were soon joined by Cliff/Jackson, carpooled out to Jim &amp; Hal’s compound in Stacoah.</text:span></text:p>
      <text:p text:style-name="P11"><text:s text:c="3"/>They loaded in, set up, checked sounds, took turns playing music/eating until about 8:30, had a great time, drove back east to Downing, took just the guitar inside, went to sleep.</text:p>
      <text:p text:style-name="P5"><text:span text:style-name="T6"/></text:p>
      <text:p text:style-name="P12">vii.vi</text:p>
      <text:p text:style-name="P5"><text:span text:style-name="T1"/></text:p>
      <text:p text:style-name="P12">Ross’s alarm went off at 6:30. He went into Hannah’s room, gently checked to see if she had set <text:span text:style-name="T68">one </text:span>as well. She said she had for 6:45, so he went back to the middle room, got cuddles, hopped in the Camry, went to Starbucks, drove to Advance, went inside, ate breakfast, watched the start of the British F1, played music, took naps, got back in the car.</text:p>
      <text:p text:style-name="P7"><text:soft-page-break/><text:span text:style-name="T1"><text:s text:c="3"/>Hannah drove to exit 125 for Starbucks, gas, then on to Asheville, listening to </text:span><text:span text:style-name="T12">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6">624</text:span><text:span text:style-name="T1"> </text:span></text:p>
      <text:p text:style-name="P13"><text:span text:style-name="T1"><text:s text:c="3"/></text:span><text:span text:style-name="T8">Kamaka ran UBRS </text:span><text:span text:style-name="T10">with LTD</text:span><text:span text:style-name="T8">.</text:span><text:span text:style-name="T18">752</text:span></text:p>
      <text:p text:style-name="P13"><text:span text:style-name="T8"><text:s text:c="3"/></text:span><text:span text:style-name="T9">Ross looked at Instagram.</text:span><text:span text:style-name="T19">829</text:span><text:span text:style-name="T9"> </text:span></text:p>
      <text:p text:style-name="P13"><text:span text:style-name="T9"><text:s text:c="3"/></text:span><text:span text:style-name="T10">Tokup ran BRD with Pughouse, winning nothing.</text:span><text:span text:style-name="T20">1009</text:span></text:p>
      <text:p text:style-name="P13"><text:span text:style-name="T10"/></text:p>
      <text:p text:style-name="P14"><text:span text:style-name="T1">vii.vii</text:span></text:p>
      <text:p text:style-name="P14"><text:span text:style-name="T1"/></text:p>
      <text:p text:style-name="P15"><text:span text:style-name="T1">Ross </text:span><text:span text:style-name="T11">typed</text:span><text:span text:style-name="T1"> on his </text:span><text:span text:style-name="T11">device</text:span><text:span text:style-name="T1">:</text:span></text:p>
      <text:p text:style-name="P15"><text:span text:style-name="T1"><text:s text:c="3"/></text:span><text:span text:style-name="T12">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15"><text:span text:style-name="T12"><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21">1152</text:span></text:p>
      <text:p text:style-name="P15"><text:span text:style-name="T12"><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21">1201</text:span></text:p>
      <text:p text:style-name="P15"><text:span text:style-name="T12"><text:s text:c="3"/>I walked up the hill, sat at the next bus stop, had a text from Hannah, "Good morning sweet pea! Hope your day is good"</text:span></text:p>
      <text:p text:style-name="P15"><text:span text:style-name="T12"><text:s text:c="3"/>I said, "Well I narrowly avoided getting run over by a work truck in the crosswalk at the grey eagle just now, like had to run and do a spin maneuver. He turned left and kept going, not sure he ever saw me</text:span></text:p>
      <text:p text:style-name="P15"><text:soft-page-break/><text:span text:style-name="T12"><text:s text:c="3"/>But yes, it has been good and I hope yours is too" </text:span><text:span text:style-name="T21">1211</text:span></text:p>
      <text:p text:style-name="P15"><text:span text:style-name="T12"><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span></text:p>
      <text:p text:style-name="P15"><text:span text:style-name="T12"><text:s text:c="3"/>"I hope you are okay sweet pea! I am glad you are safe," she said.</text:span></text:p>
      <text:p text:style-name="P15"><text:span text:style-name="T12"><text:s text:c="3"/>I said, "Yeah just a lil rush of adrenaline/anger. I'm arriving at the bank now and I love you so much" </text:span><text:span text:style-name="T21">1240</text:span></text:p>
      <text:p text:style-name="P15"><text:span text:style-name="T12"><text:s text:c="3"/>I went into the bank, deposited $250 from the Stacoah gig, walked west on College, turned right at Rankin, sat on the sidewalk for a </text:span><text:span text:style-name="T13">moment</text:span><text:span text:style-name="T12"> texting Hannah, went into High Five, ordered a drip, talked with the baristas and how drip needs a more hip name, walked to the park, texted with Hannah about her friend that had been hit after her CD release at the greagle, got Cliff's number, said,</text:span></text:p>
      <text:p text:style-name="P15"><text:span text:style-name="T12"><text:s text:c="3"/>"Yo Cliff, it's Ross! Thanks again for having us the other day. I've been thinking about how fun that gig was and figured I would snag your number from Hannah in case you ever needed any drumming. Your tunes are great and I would love to play on them if you ever need"</text:span></text:p>
      <text:p text:style-name="P15"><text:span text:style-name="T12"><text:s text:c="3"/>He said, "Heck yeah bud! Glad yall had a good time. I do wanna get that stuff figured out for live band." </text:span><text:span text:style-name="T21">112</text:span></text:p>
      <text:p text:style-name="P15"><text:span text:style-name="T12"><text:s text:c="3"/>I settled up with Dave, paid a week of rent, walked to Malaprops, looked for a journal, walked to the library, which was closed. I cut across to Battery Park, the indoor restroom, took a seat.</text:span><text:span text:style-name="T21">145</text:span></text:p>
      <text:p text:style-name="P15"><text:span text:style-name="T21"/></text:p>
      <text:p text:style-name="P16"><text:span text:style-name="T38">Ross walked out of </text:span><text:span text:style-name="T50">downtown</text:span><text:span text:style-name="T38">, </text:span><text:span text:style-name="T50">sat</text:span><text:span text:style-name="T38"> at the Clingman bus stop, did a chess puzzle, went across the bridge </text:span><text:span text:style-name="T42">to the</text:span><text:span text:style-name="T38"> next stop, did another puzzle, walked up the hill. It started to rain. He tried to wait it out at Taco Billy, but, </text:span><text:span text:style-name="T42">once the weather app</text:span><text:span text:style-name="T38"> finally updated, he summon</text:span><text:span text:style-name="T42">ed</text:span><text:span text:style-name="T38"> an Uber, rode to Meyers, got debriefed by Stephen, sat at the computer, wrote,</text:span><text:span text:style-name="T23">328</text:span><text:span text:style-name="T38"> </text:span><text:soft-page-break/><text:span text:style-name="T39">made his bed, cooked noodles,</text:span><text:span text:style-name="T24">351</text:span><text:span text:style-name="T40"> </text:span><text:span text:style-name="T42">laid</text:span><text:span text:style-name="T40"> in bed, clean</text:span><text:span text:style-name="T42">ed</text:span><text:span text:style-name="T40"> his room, heard from Stephen that Tony had possibly been shitting in the sink,</text:span><text:span text:style-name="T25">446</text:span><text:span text:style-name="T41"> talked to Hannah, took a bath,</text:span><text:span text:style-name="T26">545</text:span><text:span text:style-name="T41"> </text:span><text:span text:style-name="T43">updated his website, </text:span><text:span text:style-name="T44">made a cup of coffee</text:span><text:span text:style-name="T43">.</text:span><text:span text:style-name="T27">62</text:span><text:span text:style-name="T28">4 </text:span></text:p>
      <text:p text:style-name="P16"><text:span text:style-name="T45"><text:s text:c="3"/></text:span><text:span text:style-name="T46">Ross walked to Ingles, bought grapes, pizza, hop water, went down to Downing, looked at his phone on the couch while Hannah fluttered about, made pizza, ate while watching Throw Down, made love, went to sleep.</text:span></text:p>
      <text:p text:style-name="P16"><text:span text:style-name="T46"/></text:p>
      <text:p text:style-name="P17"><text:span text:style-name="T38">vii.viii</text:span></text:p>
      <text:p text:style-name="P17"><text:span text:style-name="T38"/></text:p>
      <text:p text:style-name="P17"><text:span text:style-name="T38">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3">842</text:span><text:span text:style-name="T38"> </text:span><text:span text:style-name="T47">looked at his phone, took the most amazing nap,</text:span><text:span text:style-name="T29">1229</text:span><text:span text:style-name="T47"> </text:span><text:span text:style-name="T48">looked at his phone, made a sandwich, ate in the kitchen, got rundown of Stephen’s stressors.</text:span><text:span text:style-name="T30">153</text:span></text:p>
      <text:p text:style-name="P17"><text:span text:style-name="T48"><text:s text:c="3"/></text:span><text:span text:style-name="T49">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7"><text:span text:style-name="T49"/></text:p>
      <text:p text:style-name="P27"><text:span text:style-name="T49">V</text:span><text:span text:style-name="T38">II.IX</text:span></text:p>
      <text:p text:style-name="P27"><text:span text:style-name="T38"/></text:p>
      <text:p text:style-name="P27"><text:span text:style-name="T38">I woke at seven, felt achey from doing nothing all day. Haden was banging around, gathering belongings. I sat up, closed my eyes, laid back down. She left and I immediately heard Stephen clanking around.</text:span></text:p>
      <text:p text:style-name="P27"><text:span text:style-name="T38"><text:s text:c="3"/>I typed up the end of my previous entry, played Wordle (NOVEL in five,) packed my scratch journal, </text:span><text:span text:style-name="T51">On Quality</text:span><text:span text:style-name="T52">, two pens, wallet, phone, went into the kitchen, borrowed a splash of coffee, heard about Stephen vomiting from cleaning chemicals, grabbed a hop water, left the house.</text:span></text:p>
      <text:p text:style-name="P27"><text:span text:style-name="T52"><text:s text:c="3"/>The birb was standingon the ground. I congratulated her on her hatching, which I may not yet have written about. I walked up to the Freemason </text:span><text:soft-page-break/><text:span text:style-name="T52">lodge, sat, finished my coffee, switched to hope water, walked to Battle Cat, ordered a double espresso, sat on the porch, edited four pages, wrote,</text:span><text:span text:style-name="T31">1112</text:span><text:span text:style-name="T52"> read a chapter of </text:span><text:span text:style-name="T51">On Quality</text:span><text:span text:style-name="T52">,</text:span><text:span text:style-name="T31">1143</text:span><text:span text:style-name="T52"> talked to Hannah on the phone.</text:span><text:span text:style-name="T31">1150</text:span></text:p>
      <text:p text:style-name="P27"><text:span text:style-name="T52"><text:s text:c="3"/>she said she was running behind, so I walked to Cooperative, ordered a drip and a draft bubbly water. I think the water was free, which actually makes the $3.75 drip seem reasonable.</text:span><text:span text:style-name="T31">1203</text:span><text:span text:style-name="T52"> I read another chapter, heard from Hannah, correctly solved five chess puzzles.</text:span><text:span text:style-name="T31">1231</text:span></text:p>
      <text:p text:style-name="P27"><text:span text:style-name="T14"/></text:p>
      <text:p text:style-name="P18"><text:span text:style-name="T52">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span></text:p>
      <text:p text:style-name="P18"><text:span text:style-name="T52"><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1">236</text:span><text:span text:style-name="T52"> </text:span><text:span text:style-name="T53">laid in bed looking at his phone, put some gig clothes in the Camry.</text:span><text:span text:style-name="T32">534</text:span><text:span text:style-name="T53"> </text:span></text:p>
      <text:p text:style-name="P18"><text:span text:style-name="T53"><text:s text:c="3"/></text:span><text:span text:style-name="T54">Ross wrote in his scratch journal: </text:span><text:span text:style-name="T65">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2">635</text:span><text:span text:style-name="T65"> ate while listening to Ozzy Osbourne trivia.</text:span><text:span text:style-name="T22">648</text:span></text:p>
      <text:p text:style-name="P18"><text:span text:style-name="T22"/></text:p>
      <text:p text:style-name="P19"><text:span text:style-name="T52">When the trivia host announced it was time for a bio break, Ross approached him and said, “Only MMO </text:span><text:soft-page-break/><text:span text:style-name="T52">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span></text:p>
      <text:p text:style-name="P19"><text:span text:style-name="T52"><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span></text:p>
      <text:p text:style-name="P19"><text:span text:style-name="T52"><text:s text:c="3"/>The group played two more songs, ending with Sultans of Swing. Wyndham was embarrased, apologized, but Ross was unphased, more intrigued than anything. He also had an email from Morgan: <text:s text:c="3"/></text:span></text:p>
      <text:p text:style-name="P19"><text:span text:style-name="T64"><text:s text:c="3"/>Ross,</text:span></text:p>
      <text:p text:style-name="P19"><text:span text:style-name="T64"><text:s text:c="3"/>Hello to you!</text:span></text:p>
      <text:p text:style-name="P19"><text:span text:style-name="T64"><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span></text:p>
      <text:p text:style-name="P19"><text:span text:style-name="T64"><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span></text:p>
      <text:p text:style-name="P19"><text:span text:style-name="T64"><text:s text:c="3"/>If that sounds like the environment you'd like to work in, please, message back to set up an in-person meeting.</text:span></text:p>
      <text:p text:style-name="P19"><text:span text:style-name="T64"><text:s text:c="3"/>Warmest Regards,</text:span></text:p>
      <text:p text:style-name="P19"><text:span text:style-name="T64"><text:s text:c="3"/>Morgan</text:span></text:p>
      <text:p text:style-name="P19"><text:soft-page-break/><text:span text:style-name="T52">Ross packed up his drums, said goodbye to his friends, ordered a Heiny Zero from Zach, drove in the rain to Downing, where Hannah was already in bed. He changed out of his wet clothes and they talked a while about their gigs and job opportunities before going to sleep.</text:span></text:p>
      <text:p text:style-name="P19"><text:span text:style-name="T52"/></text:p>
      <text:p text:style-name="P19"><text:span text:style-name="T52">vii.x</text:span></text:p>
      <text:p text:style-name="P19"><text:span text:style-name="T52"/></text:p>
      <text:p text:style-name="P19"><text:span text:style-name="T52">Ross was tired when Hannah got up. She suggested Taco Billy for breakfast and he groaned a little. She decided she would just drive to Hendersonville and he faced a bit of decision paralysis. He wanted to walk downtown to deposit his gig cash but didn’t have his bag or cup.</text:span></text:p>
      <text:p text:style-name="P19"><text:span text:style-name="T52"><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1">1003</text:span><text:span text:style-name="T52"> </text:span></text:p>
      <text:p text:style-name="P19"><text:span text:style-name="T52"><text:s text:c="3"/></text:span><text:span text:style-name="T55">Ross relaxed, </text:span><text:span text:style-name="T56">read, </text:span><text:span text:style-name="T55">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9"><text:span text:style-name="T55"><text:s text:c="3"/>They drove to Ingles, bought coffee + ice cream, then down to Downing, where they watched an episode of Throw Down and went to bed.</text:span></text:p>
      <text:p text:style-name="P19"><text:span text:style-name="T55"/></text:p>
      <text:p text:style-name="P20"><text:span text:style-name="T52">vii.xi</text:span></text:p>
      <text:p text:style-name="P20"><text:span text:style-name="T52"/></text:p>
      <text:p text:style-name="P20"><text:span text:style-name="T52">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52">her goodbye, put his coffee on the warmer, laid in bed.</text:span><text:span text:style-name="T31">935</text:span></text:p>
      <text:p text:style-name="P20"><text:span text:style-name="T31"><text:s text:c="3"/></text:span><text:span text:style-name="T57">Kamaka made a piece of mooncloth.</text:span><text:span text:style-name="T33">1022</text:span><text:span text:style-name="T57"> </text:span></text:p>
      <text:p text:style-name="P20"><text:span text:style-name="T57"/></text:p>
      <text:p text:style-name="P28"><text:span text:style-name="T52">I got in the Camry, drove to Trammell, found the key, let Chuck out. She was very excited then immediately anxious about something. It took me a while to realize it was the thunderstorm, that she only felt safe with me in the bedroom and herself under the bed.</text:span></text:p>
      <text:p text:style-name="P28"><text:span text:style-name="T52"><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span></text:p>
      <text:p text:style-name="P28"><text:span text:style-name="T52"><text:s text:c="3"/>The only remaining mystery is whether I should integrate the MCU. My original thought was to save costs by not, but there’s barely enough room for it in the current layercase, and this would be 3MM shorter.</text:span></text:p>
      <text:p text:style-name="P28"><text:span text:style-name="T52"/></text:p>
      <text:p text:style-name="P28"><text:span text:style-name="T52">VII.XII</text:span></text:p>
      <text:p text:style-name="P28"><text:span text:style-name="T52"/></text:p>
      <text:p text:style-name="P28"><text:span text:style-name="T52">I slept til the monsters demanded food, fed them, ate fwuit, went back to bed, woke with a stiff back, made espresso, went out on the porch.</text:span><text:span text:style-name="T31">1054</text:span></text:p>
      <text:p text:style-name="P28"><text:span text:style-name="T52"><text:s text:c="3"/>I drank that, did the dishes cleaned the litter, talked to Hannah, figured out how to dispense hot water from the espresso machine, made an Americano, did kung-fu w/ Chuck on the porch, packed my bag, drove downtown.</text:span></text:p>
      <text:p text:style-name="P28"><text:span text:style-name="T52"><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span></text:p>
      <text:p text:style-name="P28"><text:span text:style-name="T52"><text:s text:c="3"/>I was tired, packed up drums, said goodbye to the friends, went to the co-op, bought noodles, ginger </text:span><text:soft-page-break/><text:span text:style-name="T52">ale, a plum, sat in the shade, ate, talked to Hannah. I drove to Meyers, talked to her again, went inside, got bugged by Stephen, got into Hannah’s car, rode to Ace, got a nut for her mic stand.</text:span></text:p>
      <text:p text:style-name="P28"><text:span text:style-name="T52"><text:s text:c="3"/>We went down to Downing, sat on the couch, looked at our phones, talked about keyboards, read from </text:span><text:span text:style-name="T51">The Artist’s Way</text:span><text:span text:style-name="T52">, cuddled, went to bed.</text:span></text:p>
      <text:p text:style-name="P28"><text:span text:style-name="T52"/></text:p>
      <text:p text:style-name="P28"><text:span text:style-name="T52">VII.XIII</text:span></text:p>
      <text:p text:style-name="P28"><text:span text:style-name="T52"/></text:p>
      <text:p text:style-name="P28"><text:span text:style-name="T52">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1">1157</text:span></text:p>
      <text:p text:style-name="P28"><text:span text:style-name="T14"/></text:p>
      <text:p text:style-name="P21"><text:span text:style-name="T52">We moved to a table, talked about pontooning, drove to Chipotle, picked up food, went to her house, parted ways. I talked with Kathryn in the yard about the video debating where the downbeat is in </text:span><text:span text:style-name="T64">Roll Out.</text:span><text:span text:style-name="T52">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21"><text:span text:style-name="T52"><text:s text:c="3"/>I turned on the light in my bedroom, set up the MacBook air, transcribed entries, wrote.</text:span><text:span text:style-name="T31">939</text:span><text:span text:style-name="T52"> </text:span></text:p>
      <text:p text:style-name="P21"><text:span text:style-name="T52"/></text:p>
      <text:p text:style-name="P29"><text:span text:style-name="T52">VII.XIV</text:span></text:p>
      <text:p text:style-name="P29"><text:span text:style-name="T52"/></text:p>
      <text:p text:style-name="P29"><text:span text:style-name="T52">I woke feeling very tired, sore even, eventually got up, ate some grapes, lay back down, mustered strength, left the house, walked to the bus stop just before the bridge.</text:span><text:span text:style-name="T31">1010</text:span><text:span text:style-name="T52"> I guess I also played Wordle (UNDID in four.) I do not understand why I feel so sore.</text:span></text:p>
      <text:p text:style-name="P29"><text:span text:style-name="T52"><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52">in the window for five secs, walked to the park, sat under a tree, checked my finances and my calendar, wrote.</text:span><text:span text:style-name="T31">1139</text:span><text:span text:style-name="T52"> </text:span><text:span text:style-name="T66">I can’t be</text:span><text:span text:style-name="T67"> I’m</text:span><text:span text:style-name="T52"> so excited to have three gigs coming up this weekend.</text:span></text:p>
      <text:p text:style-name="P29"><text:span text:style-name="T52"/></text:p>
      <text:p text:style-name="P22"><text:span text:style-name="T52">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span></text:p>
      <text:p text:style-name="P22"><text:span text:style-name="T52"><text:s text:c="3"/>He drank some Coke, paid, walked to Meyers, laid on the bed, moved to the computer, transcribed, wrote.</text:span><text:span text:style-name="T31">230</text:span><text:span text:style-name="T52"> </text:span><text:span text:style-name="T58">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pan text:style-name="T58"><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span></text:p>
      <text:p text:style-name="P22"><text:span text:style-name="T58"/></text:p>
      <text:p text:style-name="P23"><text:span text:style-name="T52">vii.xv</text:span></text:p>
      <text:p text:style-name="P23"><text:span text:style-name="T52"/></text:p>
      <text:p text:style-name="P23"><text:span text:style-name="T52">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1">1125</text:span><text:span text:style-name="T52"> </text:span><text:span text:style-name="T59">He went into WoW, checked mail on all his </text:span><text:soft-page-break/><text:span text:style-name="T59">toons, waved goodbye to Dookem accidentally, then everyone.</text:span><text:span text:style-name="T34">1140</text:span><text:span text:style-name="T59"> </text:span></text:p>
      <text:p text:style-name="P23"><text:span text:style-name="T59"><text:s text:c="3"/></text:span><text:span text:style-name="T60">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5">820</text:span><text:span text:style-name="T60"> </text:span></text:p>
      <text:p text:style-name="P23"><text:span text:style-name="T60"><text:s text:c="3"/></text:span><text:span text:style-name="T61">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6">1038</text:span><text:span text:style-name="T61"> </text:span></text:p>
      <text:p text:style-name="P23"><text:span text:style-name="T61"/></text:p>
      <text:p text:style-name="P24"><text:span text:style-name="T61">v</text:span><text:span text:style-name="T52">ii.xvi</text:span></text:p>
      <text:p text:style-name="P24"><text:span text:style-name="T52"/></text:p>
      <text:p text:style-name="P24"><text:span text:style-name="T52">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span></text:p>
      <text:p text:style-name="P24"><text:span text:style-name="T52"><text:s text:c="3"/>He walked to Meyers, talked to Dustin/Amy, went in the house, drank a hop water, got in his tux, drove to LaZoom Room, walked to Wortham, chatted with Smitty/???, ate hour’dourves, drank drinks, listened to Elizabeth Corvi, a couple bankers, watched the season preview.</text:span></text:p>
      <text:p text:style-name="P24"><text:span text:style-name="T52"><text:s text:c="3"/>Ross kissed Hannah goodbye, drove to Trammell, got high, played </text:span><text:span text:style-name="T64">Only Takes a Minute, Birds of a Feather, s</text:span><text:span text:style-name="T52">ome new cover, </text:span><text:span text:style-name="T64">Time is Infinite </text:span><text:span text:style-name="T52">with Ryan, Dulci, Kevin (on keys/LH Moog,) chatted in the yard w/ Fwuit, grabbed some pretzel dogs, drove to Meyers, talked to Hannah on the phone, who said she was wanting to have more of an arist’s life, went inside, opened a hop water, took off his tux, wrote.</text:span><text:span text:style-name="T31">1117</text:span><text:span text:style-name="T52"> </text:span></text:p>
      <text:p text:style-name="P25"><text:span text:style-name="T52">vii.xvii</text:span></text:p>
      <text:p text:style-name="P26"><text:span text:style-name="T52"/></text:p>
      <text:p text:style-name="P26"><text:span text:style-name="T52">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1">210</text:span><text:span text:style-name="T52"> </text:span></text:p>
      <text:p text:style-name="P26"><text:span text:style-name="T52"><text:s text:c="3"/></text:span><text:span text:style-name="T62">Ross did a 2D mockup of the third iteration of the Shortcut case, got dressed, </text:span><text:span text:style-name="T63">made a coffee,</text:span><text:span text:style-name="T62">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7">926</text:span><text:span text:style-name="T6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17T21:27:03.049468828</dc:date>
    <meta:editing-duration>P269DT17H13M38S</meta:editing-duration>
    <meta:editing-cycles>1654</meta:editing-cycles>
    <meta:generator>LibreOffice/24.2.5.2$MacOSX_X86_64 LibreOffice_project/bffef4ea93e59bebbeaf7f431bb02b1a39ee8a59</meta:generator>
    <meta:print-date>2025-07-14T14:49:16.529062102</meta:print-date>
    <meta:document-statistic meta:table-count="0" meta:image-count="0" meta:object-count="0" meta:page-count="13" meta:paragraph-count="96" meta:word-count="3879" meta:character-count="21786" meta:non-whitespace-character-count="17807"/>
  </office:meta>
</office:document-meta>
</file>